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e5f" officeooo:paragraph-rsid="001b0e5f"/>
    </style:style>
    <style:style style:name="P2" style:family="paragraph" style:parent-style-name="Standard">
      <style:text-properties officeooo:rsid="001d3991" officeooo:paragraph-rsid="001d3991"/>
    </style:style>
    <style:style style:name="P3" style:family="paragraph" style:parent-style-name="Standard">
      <style:text-properties officeooo:rsid="001b0e5f" officeooo:paragraph-rsid="001b0e5f" fo:background-color="#00a933"/>
    </style:style>
    <style:style style:name="P4" style:family="paragraph" style:parent-style-name="Standard">
      <style:text-properties officeooo:rsid="001b0e5f" officeooo:paragraph-rsid="001e9d20" fo:background-color="#00a933"/>
    </style:style>
    <style:style style:name="P5" style:family="paragraph" style:parent-style-name="Standard">
      <style:text-properties officeooo:rsid="001d3991" officeooo:paragraph-rsid="001d3991" fo:background-color="#00a933"/>
    </style:style>
    <style:style style:name="P6" style:family="paragraph" style:parent-style-name="Standard">
      <style:text-properties officeooo:rsid="001e9d20" officeooo:paragraph-rsid="001e9d20" fo:background-color="#00a933"/>
    </style:style>
    <style:style style:name="P7" style:family="paragraph" style:parent-style-name="Standard">
      <style:text-properties officeooo:rsid="001befc3" officeooo:paragraph-rsid="001befc3" fo:background-color="#00a933"/>
    </style:style>
    <style:style style:name="P8" style:family="paragraph" style:parent-style-name="Standard">
      <style:text-properties officeooo:rsid="001befc3" officeooo:paragraph-rsid="001b0e5f"/>
    </style:style>
    <style:style style:name="P9" style:family="paragraph" style:parent-style-name="Standard">
      <style:text-properties officeooo:rsid="002127ad" officeooo:paragraph-rsid="002127ad"/>
    </style:style>
    <style:style style:name="P10" style:family="paragraph" style:parent-style-name="Standard">
      <style:text-properties officeooo:rsid="001b0e5f" officeooo:paragraph-rsid="002127ad"/>
    </style:style>
    <style:style style:name="T1" style:family="text">
      <style:text-properties officeooo:rsid="001befc3"/>
    </style:style>
    <style:style style:name="T2" style:family="text">
      <style:text-properties officeooo:rsid="001d3991"/>
    </style:style>
    <style:style style:name="T3" style:family="text">
      <style:text-properties officeooo:rsid="002127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4 the plan </text:p>
      <text:p text:style-name="P3"/>
      <text:p text:style-name="P3">finalize getting the data set (active only for reproducability)</text:p>
      <text:p text:style-name="P3">- <text:span text:style-name="T1">have a function to pull current S&amp;P set from wiki</text:span></text:p>
      <text:p text:style-name="P3"/>
      <text:p text:style-name="P5">auto format the above. </text:p>
      <text:p text:style-name="P5">Add SPY to that list</text:p>
      <text:p text:style-name="P2"/>
      <text:p text:style-name="P3"><text:span text:style-name="T2">pull </text:span>adjusted time series</text:p>
      <text:p text:style-name="P3"><text:span text:style-name="T2">pull </text:span>balance sheets</text:p>
      <text:p text:style-name="P3"><text:span text:style-name="T2">pull </text:span>cash flows </text:p>
      <text:p text:style-name="P3"><text:span text:style-name="T2">pull </text:span>income statements </text:p>
      <text:p text:style-name="P3"/>
      <text:p text:style-name="P6">when running pull <text:s/>data from the terminal, add 2 sys args: </text:p>
      <text:p text:style-name="P6">- allow the user to run the sample instead of the full load. </text:p>
      <text:p text:style-name="P6">- allow the user to copy paste their API key to pull the data.</text:p>
      <text:p text:style-name="P4"/>
      <text:p text:style-name="P7"><text:span text:style-name="T2">extract </text:span>out only what we need from the above and <text:span text:style-name="T3">create a machine learning data input file</text:span></text:p>
      <text:p text:style-name="P7"/>
      <text:p text:style-name="P3">NOTE the adjusted time series close takes care of both splits and dividends. </text:p>
      <text:p text:style-name="P1"/>
      <text:p text:style-name="P8"/>
      <text:p text:style-name="P7">comparing change in quarterly average prices for both SPY and it’s components </text:p>
      <text:p text:style-name="P3">Average rolling 90 day close (lower from 90 to biz days in a quarter) CHANGE To 62, an average. </text:p>
      <text:p text:style-name="P3"/>
      <text:p text:style-name="P5">#SATURDAY work on this get as far as you can… </text:p>
      <text:p text:style-name="P3">Determine which financial data columns we’ll be using – <text:span text:style-name="T1">stuff that feeds to financial ratios, plus earnings. </text:span></text:p>
      <text:p text:style-name="P3">Interpolate missing data to fins. </text:p>
      <text:p text:style-name="P3">Create financial ratios from the fins. </text:p>
      <text:p text:style-name="P1"/>
      <text:p text:style-name="P1">Add fins for 9 quarters to database. </text:p>
      <text:p text:style-name="P1">Reduce time series to only have 9 data points per ticker. <text:span text:style-name="T1">Average adjusted close for the 9 periods. </text:span></text:p>
      <text:p text:style-name="P1"/>
      <text:p text:style-name="P9">Use best classifier model with subset of top 30 features. </text:p>
      <text:p text:style-name="P10">use grid search. </text:p>
      <text:p text:style-name="P1"/>
      <text:p text:style-name="P9">Retrain each quarter. </text:p>
      <text:p text:style-name="P9"/>
      <text:p text:style-name="P9">First filter use tickers with more than certain probability say 80%.</text:p>
      <text:p text:style-name="P9"/>
      <text:p text:style-name="P9"/>
      <text:p text:style-name="P9">Second, create a regressor model. </text:p>
      <text:p text:style-name="P9">Again, use the top 30 features. </text:p>
      <text:p text:style-name="P9">Do grid search</text:p>
      <text:p text:style-name="P9"/>
      <text:p text:style-name="P9">take top n tickers from this output that also made it through the first model. </text:p>
      <text:p text:style-name="P9"/>
      <text:p text:style-name="P1"/>
      <text:p text:style-name="P1"><text:soft-page-break/></text:p>
      <text:p text:style-name="P1"/>
      <text:p text:style-name="P1">Split money equally across all <text:span text:style-name="T3">n</text:span> </text:p>
      <text:p text:style-name="P1">partial shares ok for this experiment to allow for equal value. </text:p>
      <text:p text:style-name="P1"/>
      <text:p text:style-name="P1">Compare average return to SPY return (if 100% was invested in the SPY). </text:p>
      <text:p text:style-name="P1"/>
      <text:p text:style-name="P1">Do this for <text:span text:style-name="T3">each </text:span>quarters. </text:p>
      <text:p text:style-name="P1">Each quarter, rebalance the money. </text:p>
      <text:p text:style-name="P1">Assume no transaction fees since that is common. </text:p>
      <text:p text:style-name="P9">Disregard taxes for this experiment. </text:p>
      <text:p text:style-name="P9"/>
      <text:p text:style-name="P9">Collect stats for each model for each month. </text:p>
      <text:p text:style-name="P9"/>
      <text:p text:style-name="P1"/>
      <text:p text:style-name="P1">PENDING-- how often do we need to retrain <text:s/>models? </text:p>
      <text:p text:style-name="P1">Every quarter? </text:p>
      <text:p text:style-name="P1"/>
      <text:p text:style-name="P1">Collect stats on the models for each run. </text:p>
      <text:p text:style-name="P1"/>
      <text:p text:style-name="P1"/>
      <text:p text:style-name="P9">Then at the end, compare results to spy retur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56:09.047939123</meta:creation-date>
    <dc:date>2025-02-22T14:49:13.809147009</dc:date>
    <meta:editing-duration>P1DT22H19M2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352" meta:character-count="1988" meta:non-whitespace-character-count="1642"/>
  </office:meta>
</office:document-meta>
</file>